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79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0.38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5.482cm" svg:height="13.711cm" svg:x="0.611cm" svg:y="9.275cm">
            <draw:object draw:notify-on-update-of-ranges="Sheet2.C2:Sheet2.C2 Sheet1.A2:Sheet1.A38 Sheet2.B2:Sheet2.B2 Sheet1.B2:Sheet1.B38 Sheet1.C1:Sheet1.C1 Sheet1.C2:Sheet1.C38 Sheet1.D1:Sheet1.D1 Sheet1.D2:Sheet1.D38 Sheet1.E1:Sheet1.E1 Sheet1.E2:Sheet1.E38 Sheet1.F1:Sheet1.F1 Sheet1.F2:Sheet1.F38 Sheet1.G1:Sheet1.G1 Sheet1.G2:Sheet1.G38 Sheet1.H1:Sheet1.H1 Sheet1.H2:Sheet1.H38 Sheet1.I1:Sheet1.I1 Sheet1.I2:Sheet1.I38 Sheet1.J1:Sheet1.J1 Sheet1.J2:Sheet1.J38 Sheet1.K1:Sheet1.K1 Sheet1.K2:Sheet1.K38 Sheet1.L1:Sheet1.L1 Sheet1.L2:Sheet1.L38 Sheet1.M1:Sheet1.M1 Sheet1.M2:Sheet1.M38 Sheet1.N1:Sheet1.N1 Sheet1.N2:Sheet1.N38 Sheet1.O1:Sheet1.O1 Sheet1.O2:Sheet1.O38 Sheet1.P1:Sheet1.P1 Sheet1.P2:Sheet1.P38 Sheet1.Q1:Sheet1.Q1 Sheet1.Q2:Sheet1.Q38 Sheet1.R1:Sheet1.R1 Sheet1.R2:Sheet1.R38 Sheet1.S1:Sheet1.S1 Sheet1.S2:Sheet1.S38 Sheet1.T1:Sheet1.T1 Sheet1.T2:Sheet1.T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Réunions</text:p>
          </table:table-cell>
          <table:table-cell office:value-type="string">
            <text:p>M. Alain Marchal</text:p>
          </table:table-cell>
          <table:table-cell office:value-type="string">
            <text:p>M. Gilles Laporte</text:p>
          </table:table-cell>
          <table:table-cell office:value-type="string">
            <text:p>M. Jacques Lafitte</text:p>
          </table:table-cell>
          <table:table-cell office:value-type="string">
            <text:p>M. Jean-Christophe Elineau</text:p>
          </table:table-cell>
          <table:table-cell office:value-type="string">
            <text:p>M. Jean Fornier de Lachaux</text:p>
          </table:table-cell>
          <table:table-cell office:value-type="string">
            <text:p>M. Jean-Jacques Lesbats</text:p>
          </table:table-cell>
          <table:table-cell office:value-type="string">
            <text:p>Jean-Luc Blanc-Simon</text:p>
          </table:table-cell>
          <table:table-cell office:value-type="string">
            <text:p>M. Jean-Pierre Lassalle</text:p>
          </table:table-cell>
          <table:table-cell office:value-type="string">
            <text:p>M. Laurent Martinez</text:p>
          </table:table-cell>
          <table:table-cell office:value-type="string">
            <text:p>Mlle Ingrid Galbert</text:p>
          </table:table-cell>
          <table:table-cell office:value-type="string">
            <text:p>Mme Angéline Sourigues</text:p>
          </table:table-cell>
          <table:table-cell office:value-type="string">
            <text:p>Mme Fabienne Schaerer</text:p>
          </table:table-cell>
          <table:table-cell office:value-type="string">
            <text:p>Mme Jessy Pean</text:p>
          </table:table-cell>
          <table:table-cell office:value-type="string">
            <text:p>Mme Nelly Gillet</text:p>
          </table:table-cell>
          <table:table-cell office:value-type="string">
            <text:p>Mme Valérie Gardeils</text:p>
          </table:table-cell>
          <table:table-cell office:value-type="string">
            <text:p>M. Michel Fourcade</text:p>
          </table:table-cell>
          <table:table-cell office:value-type="string">
            <text:p>M. Serge Dupouy</text:p>
          </table:table-cell>
          <table:table-cell office:value-type="string">
            <text:p>M. Yves Morel</text:p>
          </table:table-cell>
        </table:table-row>
        <table:table-row table:style-name="ro2">
          <table:table-cell office:value-type="string">
            <text:p>2008-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</table:table-row>
        <table:table-row table:style-name="ro2">
          <table:table-cell office:value-type="string">
            <text:p>2008-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2">
          <table:table-cell office:value-type="string">
            <text:p>2008-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2">
          <table:table-cell office:value-type="string">
            <text:p>2008-0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2008-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2">
          <table:table-cell office:value-type="string">
            <text:p>2008-1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2">
          <table:table-cell office:value-type="string">
            <text:p>2009-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09-0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09-0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09-0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09-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09-1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09-1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09-1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0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0-04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0-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0-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0-0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0-0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0-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0-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1-01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1-02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1-03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1-04</text:p>
          </table:table-cell>
          <table:table-cell table:number-columns-repeated="9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1-0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1-07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1-10</text:p>
          </table:table-cell>
          <table:table-cell table:number-columns-repeated="9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1-12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2-03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2-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2-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2-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2-0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2-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012-12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2008-03</text:p>
          </table:table-cell>
          <table:table-cell/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2008-04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08-06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08-09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08-10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08-12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09-03</text:p>
          </table:table-cell>
          <table:table-cell office:value-type="string">
            <text:p>M. Gilles Laporte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2009-04</text:p>
          </table:table-cell>
          <table:table-cell office:value-type="string">
            <text:p>M. Gilles Laport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string">
            <text:p>2009-05</text:p>
          </table:table-cell>
          <table:table-cell office:value-type="string">
            <text:p>M. Gilles Laport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string">
            <text:p>2009-06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09-09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09-10</text:p>
          </table:table-cell>
          <table:table-cell office:value-type="string">
            <text:p>M. Gilles Laporte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2009-11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09-12</text:p>
          </table:table-cell>
          <table:table-cell office:value-type="string">
            <text:p>M. Gilles Laport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string">
            <text:p>2010-03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10-04</text:p>
          </table:table-cell>
          <table:table-cell office:value-type="string">
            <text:p>M. Gilles Laporte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string">
            <text:p>2010-05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10-06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10-07</text:p>
          </table:table-cell>
          <table:table-cell office:value-type="string">
            <text:p>M. Gilles Laport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string">
            <text:p>2010-09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10-10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2010-11</text:p>
          </table:table-cell>
          <table:table-cell office:value-type="string">
            <text:p>M. Gilles Laport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2011-01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2011-02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11-03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11-04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2011-05</text:p>
          </table:table-cell>
          <table:table-cell office:value-type="string">
            <text:p>M. Gilles Laporte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11-07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11-10</text:p>
          </table:table-cell>
          <table:table-cell office:value-type="string">
            <text:p>M. Gilles Laport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2011-12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12-03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12-04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12-06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12-07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2012-09</text:p>
          </table:table-cell>
          <table:table-cell office:value-type="string">
            <text:p>M. Gilles Laporte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2012-10</text:p>
          </table:table-cell>
          <table:table-cell office:value-type="string">
            <text:p>M. Gilles Laporte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2012-12</text:p>
          </table:table-cell>
          <table:table-cell office:value-type="string">
            <text:p>M. Gilles Laport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08-03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2008-04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08-06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08-09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2008-10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2008-12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09-03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09-04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09-05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09-06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09-09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2009-10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2009-11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09-12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2010-03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10-04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2010-05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10-06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2010-07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10-09</text:p>
          </table:table-cell>
          <table:table-cell office:value-type="string">
            <text:p>M. Jacques Lafitt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2010-10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0-11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1-01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1-02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1-03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1-04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1-05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1-07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1-10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1-12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2-03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2-04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2-06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2-07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2-09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2-10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1">
          <table:table-cell office:value-type="string">
            <text:p>2012-12</text:p>
          </table:table-cell>
          <table:table-cell office:value-type="string">
            <text:p>M. Jacques Lafitte</text:p>
          </table:table-cell>
          <table:table-cell table:number-columns-repeated="18"/>
        </table:table-row>
        <table:table-row table:style-name="ro2">
          <table:table-cell office:value-type="string">
            <text:p>2008-03</text:p>
          </table:table-cell>
          <table:table-cell office:value-type="string">
            <text:p>M. Jean-Christophe Elineau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. Jean-Christophe Elineau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. Jean-Christophe Elineau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. Jean-Christophe Elineau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. Jean-Christophe Elineau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. Jean-Christophe Elineau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. Jean-Christophe Elineau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. Jean-Christophe Elineau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. Jean-Christophe Elineau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. Jean-Christophe Elineau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. Jean-Christophe Elineau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. Jean-Christophe Elineau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. Jean-Christophe Elineau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. Jean-Christophe Elineau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. Jean-Christophe Elineau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. Jean-Christophe Elineau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12-12</text:p>
          </table:table-cell>
          <table:table-cell office:value-type="string">
            <text:p>M. Jean-Christophe Elineau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3</text:p>
          </table:table-cell>
          <table:table-cell office:value-type="string">
            <text:p>M. Jean Fornier de Lachaux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. Jean Fornier de Lachaux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. Jean Fornier de Lachaux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. Jean Fornier de Lachaux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. Jean Fornier de Lachaux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. Jean Fornier de Lachaux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. Jean Fornier de Lachaux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. Jean Fornier de Lachaux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. Jean Fornier de Lachaux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2</text:p>
          </table:table-cell>
          <table:table-cell office:value-type="string">
            <text:p>M. Jean Fornier de Lachaux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3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. Jean-Jacques Lesbat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. Jean-Jacques Lesbat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. Jean-Jacques Lesbat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. Jean-Jacques Lesbat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. Jean-Jacques Lesbat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. Jean-Jacques Lesbat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. Jean-Jacques Lesbat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. Jean-Jacques Lesbat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. Jean-Jacques Lesbat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. Jean-Jacques Lesbat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. Jean-Jacques Lesbat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. Jean-Jacques Lesbat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. Jean-Jacques Lesbat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. Jean-Jacques Lesbat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. Jean-Jacques Lesbat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2</text:p>
          </table:table-cell>
          <table:table-cell office:value-type="string">
            <text:p>M. Jean-Jacques Lesbat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3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2">
          <table:table-cell office:value-type="string">
            <text:p>2012-12</text:p>
          </table:table-cell>
          <table:table-cell office:value-type="string">
            <text:p>M. Jean-Luc Blanc-Simon</text:p>
          </table:table-cell>
          <table:table-cell table:number-columns-repeated="18"/>
        </table:table-row>
        <table:table-row table:style-name="ro1">
          <table:table-cell office:value-type="string">
            <text:p>2008-03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08-04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08-06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08-09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08-10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08-12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09-03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09-04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09-05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09-06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09-09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09-10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09-11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09-12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0-03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0-04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0-05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0-06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0-07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0-09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0-10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0-11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1-01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1-02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1-03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1-04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1-05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1-07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1-10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1-12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2-03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2-04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2-06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2-07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2-09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2-10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1">
          <table:table-cell office:value-type="string">
            <text:p>2012-12</text:p>
          </table:table-cell>
          <table:table-cell office:value-type="string">
            <text:p>M. Jean-Pierre Lassalle</text:p>
          </table:table-cell>
          <table:table-cell table:number-columns-repeated="18"/>
        </table:table-row>
        <table:table-row table:style-name="ro2">
          <table:table-cell office:value-type="string">
            <text:p>2008-03</text:p>
          </table:table-cell>
          <table:table-cell office:value-type="string">
            <text:p>M. Laurent Martinez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. Laurent Martinez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. Laurent Martinez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. Laurent Martinez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. Laurent Martinez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. Laurent Martinez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. Laurent Martinez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. Laurent Martinez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. Laurent Martinez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. Laurent Martinez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. Laurent Martinez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. Laurent Martinez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. Laurent Martinez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. Laurent Martinez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. Laurent Martinez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. Laurent Martinez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. Laurent Martinez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12</text:p>
          </table:table-cell>
          <table:table-cell office:value-type="string">
            <text:p>M. Laurent Martinez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03</text:p>
          </table:table-cell>
          <table:table-cell office:value-type="string">
            <text:p>Mlle Ingrid Galbert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lle Ingrid Galbert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lle Ingrid Galber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12</text:p>
          </table:table-cell>
          <table:table-cell office:value-type="string">
            <text:p>Mlle Ingrid Galber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03</text:p>
          </table:table-cell>
          <table:table-cell office:value-type="string">
            <text:p>Mme Angéline Sourigu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me Angéline Sourigues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me Angéline Sourigu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me Angéline Sourigu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me Angéline Sourigu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me Angéline Sourigu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me Angéline Sourigue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me Angéline Sourigue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2</text:p>
          </table:table-cell>
          <table:table-cell office:value-type="string">
            <text:p>Mme Angéline Sourigue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3</text:p>
          </table:table-cell>
          <table:table-cell office:value-type="string">
            <text:p>Mme Fabienne Schaerer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me Fabienne Schaerer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me Fabienne Schaerer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me Fabienne Schaerer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me Fabienne Schaerer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me Fabienne Schaerer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me Fabienne Schaerer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me Fabienne Schaerer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me Fabienne Schaerer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me Fabienne Schaerer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me Fabienne Schaerer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me Fabienne Schaerer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me Fabienne Schaerer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2</text:p>
          </table:table-cell>
          <table:table-cell office:value-type="string">
            <text:p>Mme Fabienne Schaerer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03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me Jessy Pean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me Jessy Pean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me Jessy Pean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me Jessy Pean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me Jessy Pean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me Jessy Pean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me Jessy Pean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me Jessy Pean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me Jessy Pean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me Jessy Pean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me Jessy Pean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me Jessy Pean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2</text:p>
          </table:table-cell>
          <table:table-cell office:value-type="string">
            <text:p>Mme Jessy Pean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2008-03</text:p>
          </table:table-cell>
          <table:table-cell office:value-type="string">
            <text:p>Mme Nelly Gillet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me Nelly Gillet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me Nelly Gille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me Nelly Gillet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me Nelly Gillet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me Nelly Gillet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me Nelly Gillet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me Nelly Gille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me Nelly Gillet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me Nelly Gillet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2</text:p>
          </table:table-cell>
          <table:table-cell office:value-type="string">
            <text:p>Mme Nelly Gillet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3</text:p>
          </table:table-cell>
          <table:table-cell office:value-type="string">
            <text:p>Mme Valérie Gardeil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me Valérie Gardeil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me Valérie Gardeil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me Valérie Gardeil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me Valérie Gardeil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me Valérie Gardeil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me Valérie Gardeils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me Valérie Gardeils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2</text:p>
          </table:table-cell>
          <table:table-cell office:value-type="string">
            <text:p>Mme Valérie Gardeils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3</text:p>
          </table:table-cell>
          <table:table-cell office:value-type="string">
            <text:p>M. Michel Fourcade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. Michel Fourcade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. Michel Fourcad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. Michel Fourcad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. Michel Fourcad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. Michel Fourcad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. Michel Fourcade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. Michel Fourcad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. Michel Fourcad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. Michel Fourcad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. Michel Fourcad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. Michel Fourcade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. Michel Fourcad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. Michel Fourcad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. Michel Fourcad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. Michel Fourcade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. Michel Fourcad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. Michel Fourcade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. Michel Fourcade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12</text:p>
          </table:table-cell>
          <table:table-cell office:value-type="string">
            <text:p>M. Michel Fourcade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03</text:p>
          </table:table-cell>
          <table:table-cell office:value-type="string">
            <text:p>M. Serge Dupouy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. Serge Dupouy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. Serge Dupouy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. Serge Dupouy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. Serge Dupouy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. Serge Dupouy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. Serge Dupouy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. Serge Dupouy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. Serge Dupouy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12-12</text:p>
          </table:table-cell>
          <table:table-cell office:value-type="string">
            <text:p>M. Serge Dupouy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8-03</text:p>
          </table:table-cell>
          <table:table-cell office:value-type="string">
            <text:p>M. Yves Morel</text:p>
          </table:table-cell>
          <table:table-cell office:value-type="float" office:value="2">
            <text:p>2</text:p>
          </table:table-cell>
          <table:table-cell table:number-columns-repeated="17"/>
        </table:table-row>
        <table:table-row table:style-name="ro2">
          <table:table-cell office:value-type="string">
            <text:p>2008-04</text:p>
          </table:table-cell>
          <table:table-cell office:value-type="string">
            <text:p>M. Yves Morel</text:p>
          </table:table-cell>
          <table:table-cell office:value-type="float" office:value="3">
            <text:p>3</text:p>
          </table:table-cell>
          <table:table-cell table:number-columns-repeated="17"/>
        </table:table-row>
        <table:table-row table:style-name="ro2">
          <table:table-cell office:value-type="string">
            <text:p>2008-06</text:p>
          </table:table-cell>
          <table:table-cell office:value-type="string">
            <text:p>M. Yves Morel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09</text:p>
          </table:table-cell>
          <table:table-cell office:value-type="string">
            <text:p>M. Yves Morel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0</text:p>
          </table:table-cell>
          <table:table-cell office:value-type="string">
            <text:p>M. Yves Morel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8-12</text:p>
          </table:table-cell>
          <table:table-cell office:value-type="string">
            <text:p>M. Yves Morel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2">
          <table:table-cell office:value-type="string">
            <text:p>2009-03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4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5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6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09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10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11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09-12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3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4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5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6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7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09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10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0-11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1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2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3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4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5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07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10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1-12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3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4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6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7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09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10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2">
          <table:table-cell office:value-type="string">
            <text:p>2012-12</text:p>
          </table:table-cell>
          <table:table-cell office:value-type="string">
            <text:p>M. Yves Morel</text:p>
          </table:table-cell>
          <table:table-cell office:value-type="float" office:value="0">
            <text:p>0</text:p>
          </table:table-cell>
          <table:table-cell table:number-columns-repeated="17"/>
        </table:table-row>
      </table:table>
      <table:table table:name="Sheet2" table:style-name="ta1">
        <table:shapes>
          <draw:frame draw:z-index="0" draw:style-name="gr1" svg:width="24.56cm" svg:height="13.706cm" svg:x="7.654cm" svg:y="0.132cm">
            <draw:object draw:notify-on-update-of-ranges="Sheet2.B1:Sheet2.B1 Sheet2.B2:Sheet2.B19 Sheet2.C1:Sheet2.C1 Sheet2.C2:Sheet2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6" table:number-columns-repeated="3" table:default-cell-style-name="Default"/>
        <table:table-row table:style-name="ro2">
          <table:table-cell/>
          <table:table-cell office:value-type="string">
            <text:p>élu</text:p>
          </table:table-cell>
          <table:table-cell office:value-type="string">
            <text:p>présences</text:p>
          </table:table-cell>
        </table:table-row>
        <table:table-row table:style-name="ro1">
          <table:table-cell/>
          <table:table-cell office:value-type="string">
            <text:p>Mlle Ingrid Galbert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. Yves Morel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Mme Jessy Pean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M. Jacques Lafitte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M. Jean-Jacques Lesbats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M. Laurent Martinez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M. Michel Fourcade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M. Alain Marchal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Mme Fabienne Schaerer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M. Jean-Christophe Elineau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M. Gilles Laporte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Mme Nelly Gillet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M. Jean-Pierre Lassalle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string">
            <text:p>Mme Valérie Gardeils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string">
            <text:p>Mme Angéline Sourigues</text:p>
          </table:table-cell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string">
            <text:p>M. Jean Fornier de Lachaux</text:p>
          </table:table-cell>
          <table:table-cell office:value-type="float" office:value="45">
            <text:p>45</text:p>
          </table:table-cell>
        </table:table-row>
        <table:table-row table:style-name="ro2">
          <table:table-cell/>
          <table:table-cell office:value-type="string">
            <text:p>M. Jean-Luc Blanc-Simon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M. Serge Dupouy</text:p>
          </table:table-cell>
          <table:table-cell office:value-type="float" office:value="45">
            <text:p>45</text:p>
          </table:table-cell>
        </table:table-row>
        <table:table-row table:style-name="ro2" table:number-rows-repeated="1048556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1" table:target-range-address="Sheet2.B1:Sheet2.C1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7T18:25:44</dc:date>
    <dc:creator>Benjamin </dc:creator>
    <meta:generator>LibreOffice/3.5$Linux_x86 LibreOffice_project/350m1$Build-2</meta:generator>
    <meta:editing-duration>PT3M33S</meta:editing-duration>
    <meta:editing-cycles>2</meta:editing-cycles>
    <meta:document-statistic meta:table-count="2" meta:cell-count="26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5.483cm" svg:height="13.712cm" xlink:href=".." xlink:type="simple" chart:class="chart:line" chart:style-name="ch1">
        <chart:legend svg:x="28.298cm" svg:y="2.102cm" style:legend-expansion="custom" chartooo:width="5.42cm" chartooo:height="9.562cm" style:legend-expansion-aspect-ratio="0.566827023635223" chart:style-name="ch2"/>
        <chart:plot-area chart:style-name="ch3" table:cell-range-address="Sheet2.B2:Sheet2.C2 Sheet1.A2:Sheet1.T38 Sheet1.C1:Sheet1.T1" chart:data-source-has-labels="both" svg:x="1.158cm" svg:y="1.231cm" svg:width="27.276cm" svg:height="11.787cm">
          <chartooo:coordinate-region svg:x="1.885cm" svg:y="1.431cm" svg:width="25.939cm" svg:height="10.542cm"/>
          <chart:axis chart:dimension="x" chart:name="primary-x" chart:style-name="ch4" chartooo:axis-type="auto">
            <chartooo:date-scale/>
            <chart:categories table:cell-range-address="Sheet1.A2:Sheet1.A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8" chart:label-cell-address="Sheet2.B2:Sheet2.B2" chart:class="chart:line">
            <chart:data-point chart:repeated="37"/>
          </chart:series>
          <chart:series chart:style-name="ch7" chart:values-cell-range-address="Sheet1.C2:Sheet1.C38" chart:label-cell-address="Sheet1.C1:Sheet1.C1" chart:class="chart:line">
            <chart:data-point chart:repeated="37"/>
          </chart:series>
          <chart:series chart:style-name="ch8" chart:values-cell-range-address="Sheet1.D2:Sheet1.D38" chart:label-cell-address="Sheet1.D1:Sheet1.D1" chart:class="chart:line">
            <chart:data-point chart:repeated="37"/>
          </chart:series>
          <chart:series chart:style-name="ch9" chart:values-cell-range-address="Sheet1.E2:Sheet1.E38" chart:label-cell-address="Sheet1.E1:Sheet1.E1" chart:class="chart:line">
            <chart:data-point chart:repeated="37"/>
          </chart:series>
          <chart:series chart:style-name="ch10" chart:values-cell-range-address="Sheet1.F2:Sheet1.F38" chart:label-cell-address="Sheet1.F1:Sheet1.F1" chart:class="chart:line">
            <chart:data-point chart:repeated="37"/>
          </chart:series>
          <chart:series chart:style-name="ch11" chart:values-cell-range-address="Sheet1.G2:Sheet1.G38" chart:label-cell-address="Sheet1.G1:Sheet1.G1" chart:class="chart:line">
            <chart:data-point chart:repeated="37"/>
          </chart:series>
          <chart:series chart:style-name="ch12" chart:values-cell-range-address="Sheet1.H2:Sheet1.H38" chart:label-cell-address="Sheet1.H1:Sheet1.H1" chart:class="chart:line">
            <chart:data-point chart:repeated="37"/>
          </chart:series>
          <chart:series chart:style-name="ch13" chart:values-cell-range-address="Sheet1.I2:Sheet1.I38" chart:label-cell-address="Sheet1.I1:Sheet1.I1" chart:class="chart:line">
            <chart:data-point chart:repeated="37"/>
          </chart:series>
          <chart:series chart:style-name="ch14" chart:values-cell-range-address="Sheet1.J2:Sheet1.J38" chart:label-cell-address="Sheet1.J1:Sheet1.J1" chart:class="chart:line">
            <chart:data-point chart:repeated="37"/>
          </chart:series>
          <chart:series chart:style-name="ch15" chart:values-cell-range-address="Sheet1.K2:Sheet1.K38" chart:label-cell-address="Sheet1.K1:Sheet1.K1" chart:class="chart:line">
            <chart:data-point chart:repeated="37"/>
          </chart:series>
          <chart:series chart:style-name="ch16" chart:values-cell-range-address="Sheet1.L2:Sheet1.L38" chart:label-cell-address="Sheet1.L1:Sheet1.L1" chart:class="chart:line">
            <chart:data-point chart:repeated="37"/>
          </chart:series>
          <chart:series chart:style-name="ch17" chart:values-cell-range-address="Sheet1.M2:Sheet1.M38" chart:label-cell-address="Sheet1.M1:Sheet1.M1" chart:class="chart:line">
            <chart:data-point chart:repeated="37"/>
          </chart:series>
          <chart:series chart:style-name="ch18" chart:values-cell-range-address="Sheet1.N2:Sheet1.N38" chart:label-cell-address="Sheet1.N1:Sheet1.N1" chart:class="chart:line">
            <chart:data-point chart:repeated="37"/>
          </chart:series>
          <chart:series chart:style-name="ch19" chart:values-cell-range-address="Sheet1.O2:Sheet1.O38" chart:label-cell-address="Sheet1.O1:Sheet1.O1" chart:class="chart:line">
            <chart:data-point chart:repeated="37"/>
          </chart:series>
          <chart:series chart:style-name="ch20" chart:values-cell-range-address="Sheet1.P2:Sheet1.P38" chart:label-cell-address="Sheet1.P1:Sheet1.P1" chart:class="chart:line">
            <chart:data-point chart:repeated="37"/>
          </chart:series>
          <chart:series chart:style-name="ch21" chart:values-cell-range-address="Sheet1.Q2:Sheet1.Q38" chart:label-cell-address="Sheet1.Q1:Sheet1.Q1" chart:class="chart:line">
            <chart:data-point chart:repeated="37"/>
          </chart:series>
          <chart:series chart:style-name="ch22" chart:values-cell-range-address="Sheet1.R2:Sheet1.R38" chart:label-cell-address="Sheet1.R1:Sheet1.R1" chart:class="chart:line">
            <chart:data-point chart:repeated="37"/>
          </chart:series>
          <chart:series chart:style-name="ch23" chart:values-cell-range-address="Sheet1.S2:Sheet1.S38" chart:label-cell-address="Sheet1.S1:Sheet1.S1" chart:class="chart:line">
            <chart:data-point chart:repeated="37"/>
          </chart:series>
          <chart:series chart:style-name="ch24" chart:values-cell-range-address="Sheet1.T2:Sheet1.T38" chart:label-cell-address="Sheet1.T1:Sheet1.T1" chart:class="chart:line">
            <chart:data-point chart:repeated="37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le Ingrid Galbert</text:p>
                <draw:g>
                  <svg:desc>Sheet2.B2:Sheet2.B2</svg:desc>
                </draw:g>
              </table:table-cell>
              <table:table-cell office:value-type="string">
                <text:p>M. Alain Marchal</text:p>
                <draw:g>
                  <svg:desc>Sheet1.C1:Sheet1.C1</svg:desc>
                </draw:g>
              </table:table-cell>
              <table:table-cell office:value-type="string">
                <text:p>M. Gilles Laporte</text:p>
                <draw:g>
                  <svg:desc>Sheet1.D1:Sheet1.D1</svg:desc>
                </draw:g>
              </table:table-cell>
              <table:table-cell office:value-type="string">
                <text:p>M. Jacques Lafitte</text:p>
                <draw:g>
                  <svg:desc>Sheet1.E1:Sheet1.E1</svg:desc>
                </draw:g>
              </table:table-cell>
              <table:table-cell office:value-type="string">
                <text:p>M. Jean-Christophe Elineau</text:p>
                <draw:g>
                  <svg:desc>Sheet1.F1:Sheet1.F1</svg:desc>
                </draw:g>
              </table:table-cell>
              <table:table-cell office:value-type="string">
                <text:p>M. Jean Fornier de Lachaux</text:p>
                <draw:g>
                  <svg:desc>Sheet1.G1:Sheet1.G1</svg:desc>
                </draw:g>
              </table:table-cell>
              <table:table-cell office:value-type="string">
                <text:p>M. Jean-Jacques Lesbats</text:p>
                <draw:g>
                  <svg:desc>Sheet1.H1:Sheet1.H1</svg:desc>
                </draw:g>
              </table:table-cell>
              <table:table-cell office:value-type="string">
                <text:p>Jean-Luc Blanc-Simon</text:p>
                <draw:g>
                  <svg:desc>Sheet1.I1:Sheet1.I1</svg:desc>
                </draw:g>
              </table:table-cell>
              <table:table-cell office:value-type="string">
                <text:p>M. Jean-Pierre Lassalle</text:p>
                <draw:g>
                  <svg:desc>Sheet1.J1:Sheet1.J1</svg:desc>
                </draw:g>
              </table:table-cell>
              <table:table-cell office:value-type="string">
                <text:p>M. Laurent Martinez</text:p>
                <draw:g>
                  <svg:desc>Sheet1.K1:Sheet1.K1</svg:desc>
                </draw:g>
              </table:table-cell>
              <table:table-cell office:value-type="string">
                <text:p>Mlle Ingrid Galbert</text:p>
                <draw:g>
                  <svg:desc>Sheet1.L1:Sheet1.L1</svg:desc>
                </draw:g>
              </table:table-cell>
              <table:table-cell office:value-type="string">
                <text:p>Mme Angéline Sourigues</text:p>
                <draw:g>
                  <svg:desc>Sheet1.M1:Sheet1.M1</svg:desc>
                </draw:g>
              </table:table-cell>
              <table:table-cell office:value-type="string">
                <text:p>Mme Fabienne Schaerer</text:p>
                <draw:g>
                  <svg:desc>Sheet1.N1:Sheet1.N1</svg:desc>
                </draw:g>
              </table:table-cell>
              <table:table-cell office:value-type="string">
                <text:p>Mme Jessy Pean</text:p>
                <draw:g>
                  <svg:desc>Sheet1.O1:Sheet1.O1</svg:desc>
                </draw:g>
              </table:table-cell>
              <table:table-cell office:value-type="string">
                <text:p>Mme Nelly Gillet</text:p>
                <draw:g>
                  <svg:desc>Sheet1.P1:Sheet1.P1</svg:desc>
                </draw:g>
              </table:table-cell>
              <table:table-cell office:value-type="string">
                <text:p>Mme Valérie Gardeils</text:p>
                <draw:g>
                  <svg:desc>Sheet1.Q1:Sheet1.Q1</svg:desc>
                </draw:g>
              </table:table-cell>
              <table:table-cell office:value-type="string">
                <text:p>M. Michel Fourcade</text:p>
                <draw:g>
                  <svg:desc>Sheet1.R1:Sheet1.R1</svg:desc>
                </draw:g>
              </table:table-cell>
              <table:table-cell office:value-type="string">
                <text:p>M. Serge Dupouy</text:p>
                <draw:g>
                  <svg:desc>Sheet1.S1:Sheet1.S1</svg:desc>
                </draw:g>
              </table:table-cell>
              <table:table-cell office:value-type="string">
                <text:p>M. Yves Morel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8-03</text:p>
                <draw:g>
                  <svg:desc>Sheet1.A2:Sheet1.A38</svg:desc>
                </draw:g>
              </table:table-cell>
              <table:table-cell office:value-type="float" office:value="2">
                <text:p>2</text:p>
                <draw:g>
                  <svg:desc>Sheet1.B2:Sheet1.B38</svg:desc>
                </draw:g>
              </table:table-cell>
              <table:table-cell office:value-type="float" office:value="1">
                <text:p>1</text:p>
                <draw:g>
                  <svg:desc>Sheet1.C2:Sheet1.C38</svg:desc>
                </draw:g>
              </table:table-cell>
              <table:table-cell office:value-type="float" office:value="2">
                <text:p>2</text:p>
                <draw:g>
                  <svg:desc>Sheet1.D2:Sheet1.D38</svg:desc>
                </draw:g>
              </table:table-cell>
              <table:table-cell office:value-type="float" office:value="0">
                <text:p>0</text:p>
                <draw:g>
                  <svg:desc>Sheet1.E2:Sheet1.E38</svg:desc>
                </draw:g>
              </table:table-cell>
              <table:table-cell office:value-type="float" office:value="2">
                <text:p>2</text:p>
                <draw:g>
                  <svg:desc>Sheet1.F2:Sheet1.F38</svg:desc>
                </draw:g>
              </table:table-cell>
              <table:table-cell office:value-type="float" office:value="2">
                <text:p>2</text:p>
                <draw:g>
                  <svg:desc>Sheet1.G2:Sheet1.G38</svg:desc>
                </draw:g>
              </table:table-cell>
              <table:table-cell office:value-type="float" office:value="0">
                <text:p>0</text:p>
                <draw:g>
                  <svg:desc>Sheet1.H2:Sheet1.H38</svg:desc>
                </draw:g>
              </table:table-cell>
              <table:table-cell office:value-type="float" office:value="2">
                <text:p>2</text:p>
                <draw:g>
                  <svg:desc>Sheet1.I2:Sheet1.I38</svg:desc>
                </draw:g>
              </table:table-cell>
              <table:table-cell office:value-type="float" office:value="2">
                <text:p>2</text:p>
                <draw:g>
                  <svg:desc>Sheet1.J2:Sheet1.J38</svg:desc>
                </draw:g>
              </table:table-cell>
              <table:table-cell office:value-type="float" office:value="2">
                <text:p>2</text:p>
                <draw:g>
                  <svg:desc>Sheet1.K2:Sheet1.K38</svg:desc>
                </draw:g>
              </table:table-cell>
              <table:table-cell office:value-type="float" office:value="2">
                <text:p>2</text:p>
                <draw:g>
                  <svg:desc>Sheet1.L2:Sheet1.L38</svg:desc>
                </draw:g>
              </table:table-cell>
              <table:table-cell office:value-type="float" office:value="2">
                <text:p>2</text:p>
                <draw:g>
                  <svg:desc>Sheet1.M2:Sheet1.M38</svg:desc>
                </draw:g>
              </table:table-cell>
              <table:table-cell office:value-type="float" office:value="2">
                <text:p>2</text:p>
                <draw:g>
                  <svg:desc>Sheet1.N2:Sheet1.N38</svg:desc>
                </draw:g>
              </table:table-cell>
              <table:table-cell office:value-type="float" office:value="0">
                <text:p>0</text:p>
                <draw:g>
                  <svg:desc>Sheet1.O2:Sheet1.O38</svg:desc>
                </draw:g>
              </table:table-cell>
              <table:table-cell office:value-type="float" office:value="2">
                <text:p>2</text:p>
                <draw:g>
                  <svg:desc>Sheet1.P2:Sheet1.P38</svg:desc>
                </draw:g>
              </table:table-cell>
              <table:table-cell office:value-type="float" office:value="2">
                <text:p>2</text:p>
                <draw:g>
                  <svg:desc>Sheet1.Q2:Sheet1.Q38</svg:desc>
                </draw:g>
              </table:table-cell>
              <table:table-cell office:value-type="float" office:value="2">
                <text:p>2</text:p>
                <draw:g>
                  <svg:desc>Sheet1.R2:Sheet1.R38</svg:desc>
                </draw:g>
              </table:table-cell>
              <table:table-cell office:value-type="float" office:value="2">
                <text:p>2</text:p>
                <draw:g>
                  <svg:desc>Sheet1.S2:Sheet1.S38</svg:desc>
                </draw:g>
              </table:table-cell>
              <table:table-cell office:value-type="float" office:value="2">
                <text:p>2</text:p>
                <draw:g>
                  <svg:desc>Sheet1.T2:Sheet1.T38</svg:desc>
                </draw:g>
              </table:table-cell>
            </table:table-row>
            <table:table-row>
              <table:table-cell office:value-type="string">
                <text:p>2008-0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8-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8-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8-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9-0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-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-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-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-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-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-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-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-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84d1"/>
    </style:style>
    <style:style style:name="ch9" style:family="chart">
      <style:chart-properties chart:solid-type="cuboid"/>
      <style:graphic-properties draw:fill-color="#83caf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61cm" svg:height="13.707cm" xlink:href=".." xlink:type="simple" chart:class="chart:bar" chart:style-name="ch1">
        <chart:legend chart:legend-position="end" svg:x="22.217cm" svg:y="6.554cm" style:legend-expansion="high" chart:style-name="ch2"/>
        <chart:plot-area chart:style-name="ch3" table:cell-range-address="Sheet2.B1:Sheet2.C19" chart:data-source-has-labels="both" svg:x="0.941cm" svg:y="1.231cm" svg:width="20.295cm" svg:height="11.782cm">
          <chartooo:coordinate-region svg:x="5.478cm" svg:y="1.231cm" svg:width="15.571cm" svg:height="11.135cm"/>
          <chart:axis chart:dimension="x" chart:name="primary-x" chart:style-name="ch4" chartooo:axis-type="auto">
            <chartooo:date-scale/>
            <chart:categories table:cell-range-address="Sheet2.B2:Sheet2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2:Sheet2.C19" chart:label-cell-address="Sheet2.C1:Sheet2.C1" chart:class="chart:bar">
            <chart:data-point chart:style-name="ch8" chart:repeated="3"/>
            <chart:data-point chart:style-name="ch9" chart:repeated="2"/>
            <chart:data-point/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ésence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lle Ingrid Galbert</text:p>
                <draw:g>
                  <svg:desc>Sheet2.B2:Sheet2.B19</svg:desc>
                </draw:g>
              </table:table-cell>
              <table:table-cell office:value-type="float" office:value="5">
                <text:p>5</text:p>
                <draw:g>
                  <svg:desc>Sheet2.C2:Sheet2.C19</svg:desc>
                </draw:g>
              </table:table-cell>
            </table:table-row>
            <table:table-row>
              <table:table-cell office:value-type="string">
                <text:p>M. Yves More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me Jessy Pe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. Jacques Lafitt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M. Jean-Jacques Lesbats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M. Laurent Martinez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. Michel Fourcad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. Alain Marchal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me Fabienne Schaerer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. Jean-Christophe Elineau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. Gilles Laporte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Mme Nelly Gillet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. Jean-Pierre Lassalle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Mme Valérie Gardeils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Mme Angéline Sourigues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M. Jean Fornier de Lachaux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. Jean-Luc Blanc-Simo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. Serge Dupouy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